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85f" officeooo:paragraph-rsid="00008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word</text:p>
      <text:p text:style-name="P1">user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9T13:12:00.568761717</meta:creation-date>
    <dc:date>2022-08-29T13:12:17.383914610</dc:date>
    <meta:editing-duration>PT17S</meta:editing-duration>
    <meta:editing-cycles>1</meta:editing-cycles>
    <meta:document-statistic meta:table-count="0" meta:image-count="0" meta:object-count="0" meta:page-count="1" meta:paragraph-count="2" meta:word-count="2" meta:character-count="15" meta:non-whitespace-character-count="15"/>
    <meta:generator>LibreOffice/6.0.7.3$Linux_X86_64 LibreOffice_project/00m0$Build-3</meta:generator>
  </office:meta>
</office:document-meta>
</file>